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englis" svg:font-family="engli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1">
      <style:text-properties style:font-name="Arial"/>
    </style:style>
    <style:style style:name="P2" style:family="paragraph" style:parent-style-name="Heading_20_2">
      <style:text-properties style:font-name="Arial" officeooo:rsid="0002106a" officeooo:paragraph-rsid="0002106a"/>
    </style:style>
    <style:style style:name="P3" style:family="paragraph" style:parent-style-name="Heading_20_2">
      <style:text-properties style:font-name="Arial" officeooo:rsid="0006e8a3" officeooo:paragraph-rsid="0006e8a3"/>
    </style:style>
    <style:style style:name="P4" style:family="paragraph" style:parent-style-name="Text_20_body">
      <style:text-properties style:font-name="Arial" fo:language="en" fo:country="US" officeooo:rsid="004f9084" officeooo:paragraph-rsid="0002106a"/>
    </style:style>
    <style:style style:name="P5" style:family="paragraph" style:parent-style-name="Text_20_body">
      <style:text-properties style:font-name="Arial" fo:language="en" fo:country="US" fo:font-weight="normal" officeooo:rsid="007ee883" officeooo:paragraph-rsid="0002106a" style:font-weight-asian="normal" style:font-weight-complex="normal"/>
    </style:style>
    <style:style style:name="P6" style:family="paragraph" style:parent-style-name="Text_20_body">
      <style:text-properties style:font-name="Arial" fo:language="en" fo:country="US" officeooo:paragraph-rsid="0002106a"/>
    </style:style>
    <style:style style:name="P7" style:family="paragraph" style:parent-style-name="Text_20_body">
      <style:text-properties style:font-name="Arial" fo:language="en" fo:country="US" officeooo:rsid="00719356" officeooo:paragraph-rsid="0002106a"/>
    </style:style>
    <style:style style:name="P8" style:family="paragraph" style:parent-style-name="Text_20_body">
      <style:text-properties style:font-name="Arial" fo:language="en" fo:country="US" officeooo:rsid="0074d46a" officeooo:paragraph-rsid="0002106a"/>
    </style:style>
    <style:style style:name="P9" style:family="paragraph" style:parent-style-name="Text_20_body" style:list-style-name="L2">
      <style:text-properties style:font-name="Arial" fo:language="en" fo:country="US" officeooo:rsid="0074d46a" officeooo:paragraph-rsid="0002106a"/>
    </style:style>
    <style:style style:name="P10" style:family="paragraph" style:parent-style-name="Text_20_body" style:list-style-name="L2">
      <style:text-properties style:font-name="Arial" fo:language="en" fo:country="US" officeooo:rsid="00769881" officeooo:paragraph-rsid="0002106a"/>
    </style:style>
    <style:style style:name="P11" style:family="paragraph" style:parent-style-name="Text_20_body" style:list-style-name="L2">
      <style:text-properties style:font-name="Arial" fo:language="en" fo:country="US" officeooo:rsid="007787b5" officeooo:paragraph-rsid="0002106a"/>
    </style:style>
    <style:style style:name="P12" style:family="paragraph" style:parent-style-name="Text_20_body">
      <style:text-properties style:font-name="Arial" officeooo:paragraph-rsid="00038ec7"/>
    </style:style>
    <style:style style:name="P13" style:family="paragraph" style:parent-style-name="Text_20_body">
      <style:text-properties style:font-name="Arial" officeooo:paragraph-rsid="000d5529"/>
    </style:style>
    <style:style style:name="P14" style:family="paragraph" style:parent-style-name="Text_20_body">
      <style:text-properties style:font-name="Arial" officeooo:rsid="00a1e316" officeooo:paragraph-rsid="0016b6a6"/>
    </style:style>
    <style:style style:name="P15" style:family="paragraph" style:parent-style-name="Text_20_body">
      <style:text-properties officeooo:rsid="000b134c" officeooo:paragraph-rsid="000b134c"/>
    </style:style>
    <style:style style:name="P16" style:family="paragraph" style:parent-style-name="Text_20_body">
      <style:text-properties style:font-name="englis" fo:language="en" fo:country="GB" officeooo:rsid="004f9084" officeooo:paragraph-rsid="000f0e87"/>
    </style:style>
    <style:style style:name="P17" style:family="paragraph" style:parent-style-name="Text_20_body" style:list-style-name="L1">
      <style:paragraph-properties fo:margin-top="0.1in" fo:margin-bottom="0in" loext:contextual-spacing="false"/>
      <style:text-properties style:font-name="Arial" fo:language="en" fo:country="US" officeooo:rsid="006cba06" officeooo:paragraph-rsid="0002106a"/>
    </style:style>
    <style:style style:name="P18" style:family="paragraph" style:parent-style-name="Heading_20_3">
      <style:text-properties style:font-name="Arial" fo:language="en" fo:country="US" officeooo:paragraph-rsid="0002106a"/>
    </style:style>
    <style:style style:name="T1" style:family="text">
      <style:text-properties style:text-position="super 58%" fo:language="en" fo:country="US" officeooo:rsid="0035959e"/>
    </style:style>
    <style:style style:name="T2" style:family="text">
      <style:text-properties style:text-position="super 58%" fo:language="en" fo:country="US" officeooo:rsid="00034b78"/>
    </style:style>
    <style:style style:name="T3" style:family="text">
      <style:text-properties style:text-position="super 58%" style:font-name="Arial" fo:language="en" fo:country="US" officeooo:rsid="005069d1"/>
    </style:style>
    <style:style style:name="T4" style:family="text">
      <style:text-properties fo:language="en" fo:country="US" officeooo:rsid="00303684"/>
    </style:style>
    <style:style style:name="T5" style:family="text">
      <style:text-properties fo:language="en" fo:country="US" officeooo:rsid="00303684" fo:background-color="transparent" loext:char-shading-value="0"/>
    </style:style>
    <style:style style:name="T6" style:family="text">
      <style:text-properties fo:language="en" fo:country="US" officeooo:rsid="0033b079" fo:background-color="transparent" loext:char-shading-value="0"/>
    </style:style>
    <style:style style:name="T7" style:family="text">
      <style:text-properties fo:language="en" fo:country="US" officeooo:rsid="0002106a" fo:background-color="transparent" loext:char-shading-value="0"/>
    </style:style>
    <style:style style:name="T8" style:family="text">
      <style:text-properties fo:language="en" fo:country="US" officeooo:rsid="000d5529" fo:background-color="transparent" loext:char-shading-value="0"/>
    </style:style>
    <style:style style:name="T9" style:family="text">
      <style:text-properties fo:language="en" fo:country="US" officeooo:rsid="0002106a"/>
    </style:style>
    <style:style style:name="T10" style:family="text">
      <style:text-properties fo:language="en" fo:country="US" officeooo:rsid="0035959e"/>
    </style:style>
    <style:style style:name="T11" style:family="text">
      <style:text-properties fo:language="en" fo:country="US" fo:font-style="normal" officeooo:rsid="0002106a" style:font-style-asian="normal" style:font-style-complex="normal"/>
    </style:style>
    <style:style style:name="T12" style:family="text">
      <style:text-properties fo:language="en" fo:country="US" officeooo:rsid="00032c1b"/>
    </style:style>
    <style:style style:name="T13" style:family="text">
      <style:text-properties fo:language="en" fo:country="US" officeooo:rsid="007ee883"/>
    </style:style>
    <style:style style:name="T14" style:family="text">
      <style:text-properties fo:language="en" fo:country="US" officeooo:rsid="00034b78"/>
    </style:style>
    <style:style style:name="T15" style:family="text">
      <style:text-properties fo:language="en" fo:country="US" officeooo:rsid="00038ec7"/>
    </style:style>
    <style:style style:name="T16" style:family="text">
      <style:text-properties fo:language="en" fo:country="US" officeooo:rsid="000559c6"/>
    </style:style>
    <style:style style:name="T17" style:family="text">
      <style:text-properties fo:language="en" fo:country="US" officeooo:rsid="0006e8a3"/>
    </style:style>
    <style:style style:name="T18" style:family="text">
      <style:text-properties fo:language="en" fo:country="US" officeooo:rsid="00087cf2"/>
    </style:style>
    <style:style style:name="T19" style:family="text">
      <style:text-properties fo:language="en" fo:country="US" officeooo:rsid="0009c339"/>
    </style:style>
    <style:style style:name="T20" style:family="text">
      <style:text-properties fo:language="en" fo:country="US" officeooo:rsid="000d5529"/>
    </style:style>
    <style:style style:name="T21" style:family="text">
      <style:text-properties fo:language="en" fo:country="US" fo:font-weight="normal" style:font-weight-asian="normal" style:font-weight-complex="normal"/>
    </style:style>
    <style:style style:name="T22" style:family="text">
      <style:text-properties fo:language="en" fo:country="US" fo:font-weight="normal" officeooo:rsid="0010dc29" style:font-weight-asian="normal" style:font-weight-complex="normal"/>
    </style:style>
    <style:style style:name="T23" style:family="text">
      <style:text-properties fo:language="en" fo:country="US" fo:font-weight="normal" officeooo:rsid="0010fae4" style:font-weight-asian="normal" style:font-weight-complex="normal"/>
    </style:style>
    <style:style style:name="T24" style:family="text">
      <style:text-properties fo:language="en" fo:country="US" fo:font-weight="normal" officeooo:rsid="00a4b879" style:font-weight-asian="normal" style:font-weight-complex="normal"/>
    </style:style>
    <style:style style:name="T25" style:family="text">
      <style:text-properties fo:language="en" fo:country="US" fo:font-weight="normal" officeooo:rsid="0016b6a6" style:font-weight-asian="normal" style:font-weight-complex="normal"/>
    </style:style>
    <style:style style:name="T26" style:family="text">
      <style:text-properties officeooo:rsid="00a4b879"/>
    </style:style>
    <style:style style:name="T27" style:family="text">
      <style:text-properties officeooo:rsid="00a24bd8"/>
    </style:style>
    <style:style style:name="T28" style:family="text">
      <style:text-properties officeooo:rsid="007a72d0"/>
    </style:style>
    <style:style style:name="T29" style:family="text">
      <style:text-properties officeooo:rsid="006dc01f"/>
    </style:style>
    <style:style style:name="T30" style:family="text">
      <style:text-properties officeooo:rsid="00796fb3"/>
    </style:style>
    <style:style style:name="T31" style:family="text">
      <style:text-properties officeooo:rsid="00719356"/>
    </style:style>
    <style:style style:name="T32" style:family="text">
      <style:text-properties officeooo:rsid="007787b5"/>
    </style:style>
    <style:style style:name="T33" style:family="text">
      <style:text-properties officeooo:rsid="0072f809"/>
    </style:style>
    <style:style style:name="T34" style:family="text">
      <style:text-properties officeooo:rsid="007590d5"/>
    </style:style>
    <style:style style:name="T35" style:family="text">
      <style:text-properties officeooo:rsid="00769881"/>
    </style:style>
    <style:style style:name="T36" style:family="text">
      <style:text-properties officeooo:rsid="007c5d26"/>
    </style:style>
    <style:style style:name="T37" style:family="text">
      <style:text-properties officeooo:rsid="0077d559"/>
    </style:style>
    <style:style style:name="T38" style:family="text">
      <style:text-properties officeooo:rsid="007c9597"/>
    </style:style>
    <style:style style:name="T39" style:family="text">
      <style:text-properties text:display="none"/>
    </style:style>
    <style:style style:name="T40" style:family="text">
      <style:text-properties officeooo:rsid="00032c1b"/>
    </style:style>
    <style:style style:name="T41" style:family="text">
      <style:text-properties style:font-name="Arial"/>
    </style:style>
    <style:style style:name="T42" style:family="text">
      <style:text-properties style:font-name="Arial" fo:language="en" fo:country="US"/>
    </style:style>
    <style:style style:name="T43" style:family="text">
      <style:text-properties style:font-name="Arial" fo:language="en" fo:country="US" officeooo:rsid="006505b5"/>
    </style:style>
    <style:style style:name="T44" style:family="text">
      <style:text-properties style:font-name="Arial" fo:language="en" fo:country="US" officeooo:rsid="005069d1"/>
    </style:style>
    <style:style style:name="T45" style:family="text">
      <style:text-properties style:font-name="Arial" fo:language="en" fo:country="US" officeooo:rsid="000d5529"/>
    </style:style>
    <style:style style:name="T46" style:family="text">
      <style:text-properties style:font-name="Arial" fo:language="en" fo:country="US" officeooo:rsid="000f0e87"/>
    </style:style>
    <style:style style:name="T47" style:family="text">
      <style:text-properties style:font-name="Arial" officeooo:rsid="0002106a"/>
    </style:style>
    <style:style style:name="T48" style:family="text">
      <style:text-properties style:font-name="Arial" officeooo:rsid="000cacb3"/>
    </style:style>
    <style:style style:name="T49" style:family="text">
      <style:text-properties officeooo:rsid="0010dc29"/>
    </style:style>
    <style:style style:name="T50" style:family="text">
      <style:text-properties officeooo:rsid="0010fae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Regulons</text:h>
      <text:h text:style-name="P3" text:outline-level="2">Selection of regulon candidate genes</text:h>
      <text:p text:style-name="P13"><text:span text:style-name="T40">Co-regulated gene pairs were extracted for each strain separately. This was necessary as gene profile similarities computed from a vector of all samples across strains were biased towards strains with more samples. </text:span><text:span text:style-name="T4">The below described steps were </text:span><text:span text:style-name="T12">performed</text:span><text:span text:style-name="T4"> for each strain separately. For each gene 300 closest </text:span><text:span text:style-name="T15">neighbor</text:span><text:span text:style-name="T19">s</text:span><text:span text:style-name="T4"> based on cosine similarity of log2 </text:span><text:span text:style-name="T20">pseudocount</text:span><text:span text:style-name="T4"> </text:span><text:span text:style-name="T5">tra</text:span><text:span text:style-name="T6">nsformed and</text:span><text:span text:style-name="T8"> mean = 0 and std = 1</text:span><text:span text:style-name="T6"> </text:span><text:span text:style-name="T8">scaled </text:span><text:span text:style-name="T7">RPKUM data</text:span><text:span text:style-name="T6"> </text:span><text:span text:style-name="T4">were obtained </text:span><text:span text:style-name="T9">with PyNNDescent (v0.3.3)</text:span><text:span text:style-name="T4">. </text:span><text:span text:style-name="T18">Only genes whose RPKUM was not all-zero in a strain were used. </text:span><text:span text:style-name="T10">From these </text:span><text:span text:style-name="T15">neighbor</text:span><text:span text:style-name="T19">s</text:span><text:span text:style-name="T10"> only those that had similarity </text:span><text:span text:style-name="T19">equal or higher than</text:span><text:span text:style-name="T10"> strain specific threshold (</text:span><text:span text:style-name="T11">described below</text:span><text:span text:style-name="T10">) were retained. <text:s/></text:span></text:p>
      <text:p text:style-name="P12"><text:span text:style-name="T15">Genes were termed as regulon candidates if they had at least one close neighbor </text:span><text:span text:style-name="T16">present in</text:span><text:span text:style-name="T15"> N strains. </text:span><text:span text:style-name="T9">For each gene pair it was counted in how many strains it was termed as co-expressed. </text:span><text:span text:style-name="T12">It was observed that s</text:span><text:span text:style-name="T13">ome genes are </text:span><text:span text:style-name="T12">strongly </text:span><text:span text:style-name="T13">co-regulated </text:span><text:span text:style-name="T12">only </text:span><text:span text:style-name="T13">in </text:span><text:span text:style-name="T12">certain</text:span><text:span text:style-name="T13"> strains and are </text:span><text:span text:style-name="T12">mainly</text:span><text:span text:style-name="T13"> unexpressed </text:span><text:span text:style-name="T12">or have low expression</text:span><text:span text:style-name="T13"> in other </text:span><text:span text:style-name="T12">strains, where</text:span><text:span text:style-name="T13"> they </text:span><text:span text:style-name="T12">are not co-regulated. This was taken into the account during the extraction of genes </text:span><text:span text:style-name="T14">co-expressed across strains. To determine if a gene is expressed in a certain strain the below filter was used. The </text:span><text:span text:style-name="T10">99</text:span><text:span text:style-name="T1">th</text:span><text:span text:style-name="T10"> percentile of each genes’ expression across all </text:span><text:span text:style-name="T14">samples</text:span><text:span text:style-name="T10"> was obtained. A strain was termed to have that gene expressed highly enough if expression in it ever reached </text:span><text:span text:style-name="T14">the H</text:span><text:span text:style-name="T2">th</text:span><text:span text:style-name="T14"> percent (here H=10)</text:span><text:span text:style-name="T10"> of the 99</text:span><text:span text:style-name="T1">th</text:span><text:span text:style-name="T10"> percentile expression. </text:span><text:span text:style-name="T14"><text:s/>By increasing H more genes can be selected, as genes can be co-expressed even in strains where they have relatively low expression. Selection of H was performed based on visual evaluation of regulons obtained with different values of H: 0, 10, 30, and 50, where H = 0 denotes that gene must be co-expressed across all strains. </text:span><text:span text:style-name="T10">The threshold for N strain</text:span><text:span text:style-name="T17">s</text:span><text:span text:style-name="T10"> in which a gene must have at least one close </text:span><text:span text:style-name="T15">neighbor</text:span><text:span text:style-name="T10"> </text:span><text:span text:style-name="T15">to be included among regulon candidates </text:span><text:span text:style-name="T10">was set to the N of strains where gene was termed to be expressed highly enough, with </text:span><text:span text:style-name="T15">a </text:span><text:span text:style-name="T10">minimum of one. The thresholds were then </text:span><text:span text:style-name="T15">capped at</text:span><text:span text:style-name="T10"> 18 (instead of up to N </text:span><text:span text:style-name="T15">all </text:span><text:span text:style-name="T10">strains, </text:span><text:span text:style-name="T15">N = 21</text:span><text:span text:style-name="T10">), to account for false negatives in </text:span><text:span text:style-name="T15">extraction of co-expressed gene pairs in individual strains</text:span><text:span text:style-name="T10">. </text:span><text:span text:style-name="T15">Cap N = </text:span><text:span text:style-name="T10">18 was selected because this ensures that </text:span><text:span text:style-name="T15">a gene</text:span><text:span text:style-name="T10"> has a </text:span><text:span text:style-name="T15">neighbor</text:span><text:span text:style-name="T10"> that is present in at least one of the four </text:span><text:span text:style-name="T15">non-aggregating</text:span><text:span text:style-name="T10"> strains – a group </text:span><text:span text:style-name="T9">in which</text:span><text:span text:style-name="T10"> regulons </text:span><text:span text:style-name="T9">were </text:span><text:span text:style-name="T17">most often</text:span><text:span text:style-name="T9"> </text:span><text:span text:style-name="T10">not consistent.</text:span></text:p>
      <text:h text:style-name="P2" text:outline-level="2">Strain specific similarity threshold</text:h>
      <text:p text:style-name="P15"><text:span text:style-name="T47">A </text:span><text:span text:style-name="T41">similarity threshold was selected to classify genes as co-expressed or not. </text:span><text:span text:style-name="T48">As calculated gene profile similarities depend on strain specific number of samples and data quality a different similarity threshold was selected for each strain. </text:span></text:p>
      <text:p text:style-name="P16"><text:span text:style-name="T42">In each strain the closest </text:span><text:span text:style-name="T45">neighbor</text:span><text:span text:style-name="T42"> for each gene, which is not itself, was calculated </text:span><text:span text:style-name="T45">with PyNNDescent </text:span><text:span text:style-name="T46">based on cosine similarity</text:span><text:span text:style-name="T42">. </text:span><text:span text:style-name="T45">Only genes with not all-zero expression in a strain were used.</text:span><text:span text:style-name="T42"> </text:span><text:span text:style-name="T45">Expression RPKUM</text:span><text:span text:style-name="T43"> was log2 </text:span><text:span text:style-name="T45">pseudocount </text:span><text:span text:style-name="T43">transformed and </text:span><text:span text:style-name="T45">scaled to mean = 0 and std = 1</text:span><text:span text:style-name="T43">. </text:span><text:span text:style-name="T46">A</text:span><text:span text:style-name="T45"> </text:span><text:span text:style-name="T42">list of</text:span><text:span text:style-name="T43"> </text:span><text:span text:style-name="T42">similarities to the closest neighbours </text:span><text:span text:style-name="T46">was obtained for each strain</text:span><text:span text:style-name="T42">. </text:span><text:span text:style-name="T46">A strain specific</text:span><text:span text:style-name="T44"> </text:span><text:span text:style-name="T46">similarity</text:span><text:span text:style-name="T44"> threshold was chosen as the 30</text:span><text:span text:style-name="T3">th</text:span><text:span text:style-name="T44"> percentile of distribution of similarities to the closest neighbor. <text:s/></text:span></text:p>
      <text:p text:style-name="P5"><text:soft-page-break/></text:p>
      <text:h text:style-name="Heading_20_2" text:outline-level="2">Clustering of selected genes into regulons</text:h>
      <text:p text:style-name="P14"><text:span text:style-name="T22">To obtain regulons the selected candidate regulon genes were clustered based on their expression profiles. Clustering and data pre-processing was performed in Orange. The</text:span><text:span text:style-name="T21"> RPKUM data </text:span><text:span text:style-name="T23">of each gene was </text:span><text:span text:style-name="T21">scaled to interval [0,1], </text:span><text:span text:style-name="T24">followed by PCA dimensionality reduction within Louvain clustering widget with default number of components (e.g. 30)</text:span><text:span text:style-name="T21">. </text:span><text:span text:style-name="T23">Selection of pre-processing method was based upon visual evaluation of clustering results at different resolutions. The scaling to [0,1] followed by PCA dimensionality reduction might have performed better than log2 pseudocount transformation followed by scaling to mean = 0 and std = 1 because it gives relatively more importance to the peaks. Namely, some genes were not expressed or were very lowly expressed in certain mutant strains and thus the shape of their expression profiles represented mainly noise close to zero expression. Louvain clustering was performed with resolution 0.4. AX4 based regulons were extracted from AX4 RPKUM data. For pre-processing log2 pseudocount transformation followed by scaling to mean = 0 and std = 1 was selected. This is in accordance with the fact that selected regulon genes were expressed in AX4, having a distinct expression pattern over the developmental time-course. Louvain clustering was performed with resolution 0.</text:span><text:span text:style-name="T25">8</text:span><text:span text:style-name="T23">. </text:span></text:p>
      <text:p text:style-name="P14"><text:span text:style-name="T2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englis" svg:font-family="engli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8T11:38:55.583508955</meta:creation-date>
    <meta:generator>LibreOffice/6.0.7.3$Linux_X86_64 LibreOffice_project/00m0$Build-3</meta:generator>
    <dc:date>2020-05-29T17:43:45.993536175</dc:date>
    <meta:editing-duration>PT8H49M21S</meta:editing-duration>
    <meta:editing-cycles>7</meta:editing-cycles>
    <meta:document-statistic meta:table-count="0" meta:image-count="0" meta:object-count="0" meta:page-count="2" meta:paragraph-count="9" meta:word-count="736" meta:character-count="4547" meta:non-whitespace-character-count="3816"/>
  </office:meta>
</office:document-meta>
</file>